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ilContextHttpSession.valueUnbound( HttpSessionBinding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ilContextHttpSession.MailContextHttpSession( Context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ContextHttpSession.valueBound( HttpSessionBinding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